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/>
    </style:style>
    <style:style style:name="Table1.A" style:family="table-column">
      <style:table-column-properties style:column-width="103.17mm"/>
    </style:style>
    <style:style style:name="Table1.B" style:family="table-column">
      <style:table-column-properties style:column-width="2.73mm"/>
    </style:style>
    <style:style style:name="Table1.C" style:family="table-column">
      <style:table-column-properties style:column-width="27.08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34.17mm" fo:keep-together="auto"/>
    </style:style>
    <style:style style:name="Table1.A2" style:family="table-cell">
      <style:table-cell-properties style:vertical-align="" fo:background-color="transparent" fo:padding="0mm" fo:border-left="0.6pt solid #000001" fo:border-right="0.6pt solid #000001" fo:border-top="none" fo:border-bottom="0.6pt solid #000001">
        <style:background-image/>
      </style:table-cell-properties>
    </style:style>
    <style:style style:name="Table1.B2" style:family="table-cell">
      <style:table-cell-properties style:vertical-align="" fo:padding="0mm" fo:border-left="0.6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6.6mm" fo:keep-together="auto"/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95mm" table:align="left" style:shadow="none"/>
    </style:style>
    <style:style style:name="Table2.A" style:family="table-column">
      <style:table-column-properties style:column-width="72.16mm"/>
    </style:style>
    <style:style style:name="Table2.B" style:family="table-column">
      <style:table-column-properties style:column-width="39.44mm"/>
    </style:style>
    <style:style style:name="Table2.C" style:family="table-column">
      <style:table-column-properties style:column-width="48.35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47.77mm" fo:keep-together="auto"/>
    </style:style>
    <style:style style:name="Table2.A2" style:family="table-cell">
      <style:table-cell-properties style:vertical-align="" fo:padding="0mm" fo:border-left="0.6pt solid #000001" fo:border-right="none" fo:border-top="0.6pt solid #000001" fo:border-bottom="none"/>
    </style:style>
    <style:style style:name="Table2.B2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2.3" style:family="table-row">
      <style:table-row-properties style:row-height="37.04mm" fo:keep-together="auto"/>
    </style:style>
    <style:style style:name="Table2.A3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2.C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3" style:family="table">
      <style:table-properties style:width="161.22mm" fo:margin-left="0mm" table:align="left"/>
    </style:style>
    <style:style style:name="Table3.A" style:family="table-column">
      <style:table-column-properties style:column-width="58.79mm"/>
    </style:style>
    <style:style style:name="Table3.B" style:family="table-column">
      <style:table-column-properties style:column-width="102.43mm"/>
    </style:style>
    <style:style style:name="Table3.1" style:family="table-row">
      <style:table-row-properties style:row-height="19.23mm" fo:keep-together="auto"/>
    </style:style>
    <style:style style:name="Table3.A1" style:family="table-cell">
      <style:table-cell-properties style:vertical-align="" fo:padding="0mm" fo:border="none"/>
    </style:style>
    <style:style style:name="Table4" style:family="table">
      <style:table-properties style:width="162.28mm" table:align="margins"/>
    </style:style>
    <style:style style:name="Table4.A" style:family="table-column">
      <style:table-column-properties style:column-width="81.14mm" style:rel-column-width="32767*"/>
    </style:style>
    <style:style style:name="Table4.B" style:family="table-column">
      <style:table-column-properties style:column-width="81.14mm" style:rel-column-width="32768*"/>
    </style:style>
    <style:style style:name="Table4.A1" style:family="table-cell">
      <style:table-cell-properties fo:padding="0.97mm" fo:border="none"/>
    </style:style>
    <style:style style:name="Table5" style:family="table">
      <style:table-properties style:width="160.74mm" fo:margin-left="0.48mm" table:align="left"/>
    </style:style>
    <style:style style:name="Table5.A" style:family="table-column">
      <style:table-column-properties style:column-width="130.85mm"/>
    </style:style>
    <style:style style:name="Table5.B" style:family="table-column">
      <style:table-column-properties style:column-width="2.65mm"/>
    </style:style>
    <style:style style:name="Table5.C" style:family="table-column">
      <style:table-column-properties style:column-width="27.25mm"/>
    </style:style>
    <style:style style:name="Table5.1" style:family="table-row">
      <style:table-row-properties style:row-height="0.76mm" fo:keep-together="auto"/>
    </style:style>
    <style:style style:name="Table5.A1" style:family="table-cell">
      <style:table-cell-properties style:vertical-align="" fo:padding="0mm" fo:border="none"/>
    </style:style>
    <style:style style:name="Table5.2" style:family="table-row">
      <style:table-row-properties style:row-height="34.17mm" fo:keep-together="auto"/>
    </style:style>
    <style:style style:name="Table5.A2" style:family="table-cell">
      <style:table-cell-properties style:vertical-align="" fo:background-color="transparent" fo:padding="0mm" fo:border="none">
        <style:background-image/>
      </style:table-cell-properties>
    </style:style>
    <style:style style:name="Table5.B2" style:family="table-cell">
      <style:table-cell-properties style:vertical-align="" fo:padding="0mm" fo:border-left="none" fo:border-right="1.25pt solid #000001" fo:border-top="none" fo:border-bottom="none"/>
    </style:style>
    <style:style style:name="Table5.C2" style:family="table-cell">
      <style:table-cell-properties style:vertical-align="middle" fo:padding="0mm" fo:border="none"/>
    </style:style>
    <style:style style:name="Table5.3" style:family="table-row">
      <style:table-row-properties style:row-height="6.6mm" fo:keep-together="auto"/>
    </style:style>
    <style:style style:name="Table5.C3" style:family="table-cell">
      <style:table-cell-properties style:vertical-align="" fo:padding="0mm" fo:border-left="none" fo:border-right="none" fo:border-top="1.25pt solid #000001" fo:border-bottom="none"/>
    </style:style>
    <style:style style:name="Table6" style:family="table">
      <style:table-properties style:width="159.83mm" fo:margin-left="0.25mm" table:align="left" style:shadow="none"/>
    </style:style>
    <style:style style:name="Table6.A" style:family="table-column">
      <style:table-column-properties style:column-width="71.86mm"/>
    </style:style>
    <style:style style:name="Table6.B" style:family="table-column">
      <style:table-column-properties style:column-width="39.48mm"/>
    </style:style>
    <style:style style:name="Table6.C" style:family="table-column">
      <style:table-column-properties style:column-width="48.49mm"/>
    </style:style>
    <style:style style:name="Table6.1" style:family="table-row">
      <style:table-row-properties style:row-height="25.84mm" fo:keep-together="auto"/>
    </style:style>
    <style:style style:name="Table6.A1" style:family="table-cell">
      <style:table-cell-properties style:vertical-align="" fo:padding="0mm" fo:border="0.6pt solid #000001"/>
    </style:style>
    <style:style style:name="Table6.2" style:family="table-row">
      <style:table-row-properties style:row-height="186.07mm" fo:keep-together="auto"/>
    </style:style>
    <style:style style:name="Table6.A2" style:family="table-cell">
      <style:table-cell-properties style:vertical-align="middle" fo:padding="0mm" fo:border-left="0.6pt solid #000001" fo:border-right="none" fo:border-top="0.6pt solid #000001" fo:border-bottom="0.6pt solid #000001"/>
    </style:style>
    <style:style style:name="Table6.B2" style:family="table-cell">
      <style:table-cell-properties style:vertical-align="" fo:padding="0mm" fo:border-left="0.6pt solid #000001" fo:border-right="none" fo:border-top="0.6pt solid #000001" fo:border-bottom="0.6pt solid #000001"/>
    </style:style>
    <style:style style:name="P1" style:family="paragraph" style:parent-style-name="Standard">
      <style:paragraph-properties fo:margin-left="0mm" fo:margin-right="0mm" fo:margin-top="0mm" fo:margin-bottom="0mm" fo:line-height="121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>
        <style:tab-stops>
          <style:tab-stop style:position="101.78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1mm" fo:language="en" fo:country="US" style:font-size-asian="10pt" style:text-scale="110%"/>
    </style:style>
    <style:style style:name="P6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28mm" fo:language="en" fo:country="US" fo:font-weight="bold" style:font-size-asian="13.5pt" style:font-weight-asian="bold" style:text-scale="95%"/>
    </style:style>
    <style:style style:name="P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07mm" fo:language="en" fo:country="US" style:font-size-asian="8pt" style:text-scale="100%"/>
    </style:style>
    <style:style style:name="P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1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1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4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</style:style>
    <style:style style:name="P15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1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8" style:family="paragraph" style:parent-style-name="Standard">
      <style:paragraph-properties fo:margin-left="0mm" fo:margin-right="0mm" fo:margin-top="3.18mm" fo:margin-bottom="3.18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19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P20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21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22" style:family="paragraph" style:parent-style-name="Standard">
      <style:paragraph-properties fo:margin-top="0mm" fo:margin-bottom="4.67mm" fo:line-height="0.35mm"/>
    </style:style>
    <style:style style:name="P2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4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25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26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27" style:family="paragraph" style:parent-style-name="Standard">
      <style:paragraph-properties fo:margin-left="0mm" fo:margin-right="41.91mm" fo:margin-top="0.64mm" fo:margin-bottom="0mm" fo:line-height="87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9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30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31" style:family="paragraph" style:parent-style-name="Standard">
      <style:paragraph-properties fo:margin-left="0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32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33" style:family="paragraph" style:parent-style-name="Standard">
      <style:paragraph-properties fo:margin-top="0mm" fo:margin-bottom="6.14mm" fo:line-height="0.35mm"/>
    </style:style>
    <style:style style:name="P34" style:family="paragraph" style:parent-style-name="Standard">
      <style:paragraph-properties fo:margin-top="0mm" fo:margin-bottom="6.14mm" fo:line-height="0.35mm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5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</style:style>
    <style:style style:name="P36" style:family="paragraph" style:parent-style-name="Standard" style:master-page-name="Standard">
      <style:paragraph-properties fo:margin-top="0.16mm" fo:margin-bottom="0mm" fo:line-height="0.35mm" style:page-number="auto"/>
    </style:style>
    <style:style style:name="P37" style:family="paragraph" style:parent-style-name="Standard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8" style:family="paragraph" style:parent-style-name="Standard" style:list-style-name="WWNum2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39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40" style:family="paragraph" style:parent-style-name="Standard" style:list-style-name="WWNum2">
      <style:paragraph-properties fo:margin-left="2.28mm" fo:margin-right="0mm" fo:margin-top="3.18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41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42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43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44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45" style:family="paragraph" style:parent-style-name="Standard" style:list-style-name="WWNum2">
      <style:paragraph-properties fo:margin-left="7.62mm" fo:margin-right="3.18mm" fo:margin-top="0.64mm" fo:margin-bottom="0mm" fo:line-height="100%" fo:text-align="start" style:justify-single-word="false" fo:text-indent="-6.74mm" style:auto-text-indent="false">
        <style:tab-stops>
          <style:tab-stop style:position="7.62mm" style:type="char" style:char="."/>
        </style:tab-stops>
      </style:paragraph-properties>
    </style:style>
    <style:style style:name="P46" style:family="paragraph" style:parent-style-name="Standard">
      <style:paragraph-properties fo:margin-left="0mm" fo:margin-right="0mm" fo:margin-top="0mm" fo:margin-bottom="0mm" fo:line-height="12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25mm" fo:language="en" fo:country="US" fo:font-style="italic" fo:font-weight="bold" style:font-size-asian="9.14999961853027pt" style:font-style-asian="italic" style:font-weight-asian="bold" style:font-size-complex="10.5pt" style:font-style-complex="italic" style:text-scale="100%"/>
    </style:style>
    <style:style style:name="P47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weight-complex="bold" style:text-scale="100%"/>
    </style:style>
    <style:style style:name="P48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P49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50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51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0.5pt" fo:letter-spacing="-0.18mm" fo:language="en" fo:country="US" fo:font-style="italic" fo:font-weight="bold" style:font-size-asian="10.5pt" style:font-style-asian="italic" style:font-weight-asian="bold" style:font-size-complex="10.5pt" style:font-style-complex="italic" style:text-scale="100%"/>
    </style:style>
    <style:style style:name="P52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53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</style:style>
    <style:style style:name="P54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55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fo:font-weight="bold" style:font-name-asian="Calibri" style:font-size-asian="8.5pt" style:language-asian="zh" style:country-asian="CN" style:font-weight-asian="bold" style:font-name-complex="Courier New" style:font-size-complex="16pt" style:text-scale="100%"/>
    </style:style>
    <style:style style:name="P56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57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58" style:family="paragraph" style:parent-style-name="Standard">
      <style:paragraph-properties fo:margin-left="1.91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59" style:family="paragraph" style:parent-style-name="Standard">
      <style:paragraph-properties fo:margin-left="1.91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60" style:family="paragraph" style:parent-style-name="Standard">
      <style:paragraph-properties fo:margin-left="0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" style:family="text">
      <style:text-properties fo:color="#000000" style:text-line-through-style="none" style:text-position="0% 100%" style:font-name="Times New Roman" fo:font-size="7pt" fo:letter-spacing="0.25mm" fo:language="en" fo:country="US" fo:font-weight="bold" style:font-size-asian="7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pt" fo:letter-spacing="0.18mm" fo:language="en" fo:country="US" fo:font-weight="bold" style:font-size-asian="7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9.5pt" fo:letter-spacing="0.18mm" fo:language="en" fo:country="US" style:font-size-asian="9.5pt" style:text-scale="100%"/>
    </style:style>
    <style:style style:name="T4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5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6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7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-0.18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name-asian="Calibri" style:font-size-asian="10.5pt" style:language-asian="zh" style:country-asian="CN" style:font-name-complex="Courier New" style:font-size-complex="16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2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3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4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25" style:family="text">
      <style:text-properties fo:color="#000000" style:text-line-through-style="none" style:text-position="super 58%" style:font-name="Times New Roman" fo:font-size="10.5pt" fo:letter-spacing="0.11mm" fo:language="en" fo:country="US" style:font-size-asian="10.5pt" style:text-scale="100%"/>
    </style:style>
    <style:style style:name="T26" style:family="text">
      <style:text-properties fo:color="#000000" style:font-name="Times New Roman" fo:font-size="10.5pt" style:font-size-asian="10.5pt"/>
    </style:style>
    <style:style style:name="T27" style:family="text">
      <style:text-properties fo:color="#000000" style:font-name="Times New Roman" fo:font-size="10.5pt" fo:letter-spacing="0.11mm" fo:font-weight="bold" style:font-name-asian="Calibri" style:font-size-asian="10.5pt" style:language-asian="zh" style:country-asian="CN" style:font-weight-asian="bold" style:font-name-complex="Courier New" style:font-size-complex="16pt"/>
    </style:style>
    <style:style style:name="T28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1.02mm" svg:stroke-color="#000000" draw:stroke-linejoin="round" draw:fill="solid" draw:fill-color="#ffffff" fo:min-height="0mm" fo:min-width="0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custom-shape text:anchor-type="paragraph" draw:z-index="0" draw:style-name="gr1" svg:width="0.03mm" svg:height="0.03mm" svg:x="-10.41mm" svg:y="-10.41mm"><text:p/><draw:enhanced-geometry draw:type="0"/></draw:custom-shape><draw:custom-shape text:anchor-type="paragraph" draw:z-index="1" draw:style-name="gr1" svg:width="0.03mm" svg:height="0.03mm" svg:x="-10.41mm" svg:y="-10.41mm"><text:p/><draw:enhanced-geometry draw:type="0"/></draw:custom-shape><draw:custom-shape text:anchor-type="paragraph" draw:z-index="2" draw:style-name="gr2" svg:width="0.03mm" svg:height="0.03mm" svg:x="-10.41mm" svg:y="-10.41mm"><text:p/><draw:enhanced-geometry draw:type="0"/></draw:custom-shape><draw:custom-shape text:anchor-type="paragraph" draw:z-index="3" draw:style-name="gr3" svg:width="0.03mm" svg:height="0.03mm" svg:x="-10.41mm" svg:y="-10.41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">THE COMPANIES ACT<text:line-break/></text:span><text:span text:style-name="T2">(CHAPTER </text:span><text:span text:style-name="T3">50)</text:span></text:p>
            <text:p text:style-name="P5">Sections 146 (1), 173 (6) and 205</text:p>
            <text:p text:style-name="P11"><text:span text:style-name="T4">RETURN GIVING PARTICULARS IN<text:line-break/><text:line-break/>REGISTER OF DIRECTORS, MANAGERS,<text:line-break/><text:line-break/></text:span><text:span text:style-name="T5">SECRETARIES AND AUDITORS<text:line-break/><text:line-break/></text:span><text:span text:style-name="T4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FORM</text:p>
            <text:p text:style-name="P15">49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7">Folio No</text:p>
          </table:table-cell>
        </table:table-row>
      </table:table>
      <text:p text:style-name="P3"><text:span text:style-name="T8">Name of Company: </text:span><text:span text:style-name="T12"><text:placeholder text:placeholder-type="text">&lt;o.name&gt;</text:placeholder></text:span></text:p>
      <text:p text:style-name="P14"><text:span text:style-name="T9">Company No:<text:tab/></text:span><text:span text:style-name="T16"><text:placeholder text:placeholder-type="text">&lt;o.uen&gt;</text:placeholder></text:span></text:p>
      <text:p text:style-name="P18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4629984021" text:style-name="WWNum2">
              <text:list-item>
                <text:p text:style-name="P38">Name</text:p>
              </text:list-item>
              <text:list-item>
                <text:p text:style-name="P40">Residential Address</text:p>
              </text:list-item>
            </text:list>
          </table:table-cell>
          <table:table-cell table:style-name="Table2.A1" office:value-type="string">
            <text:list xml:id="list1210241096" text:continue-numbering="true" text:style-name="WWNum2">
              <text:list-item>
                <text:p text:style-name="P41">NRIC/Passport No</text:p>
              </text:list-item>
              <text:list-item>
                <text:p text:style-name="P42">Nationality</text:p>
              </text:list-item>
              <text:list-item>
                <text:p text:style-name="P42">Occupation</text:p>
              </text:list-item>
            </text:list>
          </table:table-cell>
          <table:table-cell table:style-name="Table2.A1" office:value-type="string">
            <text:list xml:id="list2146198267" text:continue-numbering="true" text:style-name="WWNum2">
              <text:list-item>
                <text:p text:style-name="P45"><text:span text:style-name="T14">Nature of Appointment/ Change/Cessation and </text:span><text:span text:style-name="T10">Effective Date</text:span></text:p>
              </text:list-item>
            </text:list>
            <text:p text:style-name="P21"><text:span text:style-name="T6">(For new companies, state </text:span><text:span text:style-name="T7">"Appointed with effect from </text:span><text:span text:style-name="T6">date of incorporation")</text:span></text:p>
          </table:table-cell>
        </table:table-row>
        <table:table-row table:style-name="Table2.2">
          <table:table-cell table:style-name="Table2.A2" office:value-type="string">
            <text:p text:style-name="P24">+</text:p>
            <text:p text:style-name="P29"><text:placeholder text:placeholder-type="text">&lt;get_director1(o.id)['name']&gt;</text:placeholder></text:p>
            <text:p text:style-name="P30"><text:span text:style-name="T28"><text:s text:c="2"/></text:span><text:span text:style-name="T28"><text:placeholder text:placeholder-type="text">&lt;get_partner_street(get_director1(o.id)['id'])&gt;</text:placeholder></text:span></text:p>
            <text:p text:style-name="P30"><text:s text:c="2"/><text:span text:style-name="T28"><text:placeholder text:placeholder-type="text">&lt;get_partner_street2(get_director1(o.id)['id'])&gt;</text:placeholder></text:span></text:p>
            <text:p text:style-name="P30"><text:span text:style-name="T28"><text:placeholder text:placeholder-type="text">&lt;get_partner_country(get_director1(o.id)['id'])&gt;</text:placeholder></text:span><text:span text:style-name="T28"> </text:span><text:span text:style-name="T28"><text:placeholder text:placeholder-type="text">&lt;get_partner_zip(get_director1(o.id)['id'])&gt;</text:placeholder></text:span></text:p>
            <text:p text:style-name="P55"><text:span text:style-name="T28"/></text:p>
          </table:table-cell>
          <table:table-cell table:style-name="Table2.B2" office:value-type="string">
            <text:p text:style-name="P4"/>
            <text:p text:style-name="P31"><text:s/><text:placeholder text:placeholder-type="text">&lt;get_director1(o.id)['nric']&gt;</text:placeholder></text:p>
            <text:p text:style-name="P25">Singaporean</text:p>
            <text:p text:style-name="P25">Director</text:p>
          </table:table-cell>
          <table:table-cell table:style-name="Table2.B2" office:value-type="string">
            <text:p text:style-name="P4"/>
            <text:p text:style-name="P56">Appointed with effect from</text:p>
            <text:p text:style-name="P26">date of incorporation</text:p>
            <text:p text:style-name="P59"/>
          </table:table-cell>
        </table:table-row>
        <table:table-row table:style-name="Table2.3">
          <table:table-cell table:style-name="Table2.A3" office:value-type="string">
            <text:p text:style-name="P53"><text:span text:style-name="T12"/></text:p>
            <text:p text:style-name="P53"><text:span text:style-name="T12"><text:placeholder text:placeholder-type="text">&lt;get_secretary(o.id)&gt;</text:placeholder></text:span></text:p>
            <text:p text:style-name="P30"><text:span text:style-name="T28"><text:s text:c="2"/></text:span><text:span text:style-name="T28"><text:placeholder text:placeholder-type="text">&lt;get_partner_street(get_secretary_id(o.id))&gt;</text:placeholder></text:span></text:p>
            <text:p text:style-name="P30"><text:s text:c="2"/><text:span text:style-name="T28"><text:placeholder text:placeholder-type="text">&lt;get_partner_street2(get_secretary_id(o.id))&gt;</text:placeholder></text:span></text:p>
            <text:p text:style-name="P30"><text:span text:style-name="T28"><text:placeholder text:placeholder-type="text">&lt;get_partner_country(get_secretary_id(o.id))&gt;</text:placeholder></text:span><text:span text:style-name="T28"> </text:span><text:span text:style-name="T28"><text:placeholder text:placeholder-type="text">&lt;get_partner_zip(get_secretary_id(o.id))&gt;</text:placeholder></text:span></text:p>
          </table:table-cell>
          <table:table-cell table:style-name="Table2.A3" office:value-type="string">
            <text:p text:style-name="P25"/>
            <text:p text:style-name="P31"><text:s/><text:placeholder text:placeholder-type="text">&lt;get_secretary_nric(o.id)&gt;</text:placeholder></text:p>
            <text:p text:style-name="P25">Singaporean</text:p>
            <text:p text:style-name="P44">Company Secretary</text:p>
          </table:table-cell>
          <table:table-cell table:style-name="Table2.C3" office:value-type="string">
            <text:p text:style-name="P58">Appointed with effect from</text:p>
            <text:p text:style-name="P26">date of incorporation</text:p>
          </table:table-cell>
        </table:table-row>
      </table:table>
      <text:p text:style-name="P3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<text:span text:style-name="T26">Dated </text:span><text:span text:style-name="T27"><text:placeholder text:placeholder-type="text">&lt;get_datenow()&gt;</text:placeholder></text:span></text:p>
            <text:p text:style-name="P35"><text:span text:style-name="T17">This Form consists of this page </text:span><text:span text:style-name="T14">*and <text:s/>-<text:tab/></text:span><text:span text:style-name="T8">continuation sheet(s).</text:span></text:p>
          </table:table-cell>
          <table:table-cell table:style-name="Table3.A1" office:value-type="string">
            <text:p text:style-name="P32"><text:span text:style-name="T14">Signature</text:span><text:span text:style-name="T24">.</text:span></text:p>
            <text:p text:style-name="P27"/>
            <text:p text:style-name="P2"><text:span text:style-name="T11">Name of *Director/Strmary</text:span><text:span text:style-name="T25">.</text:span><text:span text:style-name="T13"><text:placeholder text:placeholder-type="text">&lt;get_director1(o.id)['name']&gt;</text:placeholder></text:span></text:p>
          </table:table-cell>
        </table:table-row>
      </table:table>
      <text:p text:style-name="P22"/>
      <text:p text:style-name="P8">*Delete where inapplicable.</text:p>
      <text:p text:style-name="P19">tlnsert headings, ie, Directors, Managers, Secretaries or Auditors</text:p>
      <text:p text:style-name="P20"><text:span text:style-name="T21">Note: Attach Annexes for particulars of other directorships of public companies or their subsidiaries in Singapore. Changes in respect </text:span><text:span text:style-name="T22">of NRICIPassport No and address notified herein will be updated by the Registry in all other companies of which the above persons are </text:span><text:span text:style-name="T23">officers and shareholders. Auditors need only give their firm's name addres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text:span text:style-name="T18">Lodged in the office of the Registrar of Companies &amp; </text:span><text:span text:style-name="T15">Businesses by</text:span></text:p>
            <text:p text:style-name="P16">Name:</text:p>
            <text:p text:style-name="P12">Address:</text:p>
            <text:p text:style-name="P13"><text:span text:style-name="T19">A/c No:<text:tab/></text:span><text:span text:style-name="T14">Tel No:</text:span></text:p>
            <text:p text:style-name="P28">Fax No: </text:p>
          </table:table-cell>
          <table:table-cell table:style-name="Table4.A1" office:value-type="string">
            <text:p text:style-name="P10">For Official Use</text:p>
            <text:p text:style-name="P23"><text:span text:style-name="T20">Date of Registration: </text:span><text:span text:style-name="T14">Receipt No:</text:span></text:p>
            <text:p text:style-name="P17">Checked By:</text:p>
          </table:table-cell>
        </table:table-row>
      </table:table>
      <text:p text:style-name="P37"/>
      <text:p text:style-name="P36"><draw:custom-shape text:anchor-type="paragraph" draw:z-index="4" draw:style-name="gr4" svg:width="0.03mm" svg:height="0.03mm" svg:x="-10.41mm" svg:y="-10.41mm"><text:p/><draw:enhanced-geometry draw:type="0"/></draw:custom-shape><draw:custom-shape text:anchor-type="paragraph" draw:z-index="5" draw:style-name="gr4" svg:width="0.03mm" svg:height="0.03mm" svg:x="-10.41mm" svg:y="-10.41mm"><text:p/><draw:enhanced-geometry draw:type="0"/></draw:custom-shape><draw:custom-shape text:anchor-type="paragraph" draw:z-index="6" draw:style-name="gr5" svg:width="0.03mm" svg:height="0.03mm" svg:x="-10.41mm" svg:y="-10.41mm"><text:p/><draw:enhanced-geometry draw:type="0"/></draw:custom-shape><draw:custom-shape text:anchor-type="paragraph" draw:z-index="7" draw:style-name="gr6" svg:width="0.03mm" svg:height="0.03mm" svg:x="-10.41mm" svg:y="-10.41mm"><text:p/><draw:enhanced-geometry draw:type="0"/></draw:custom-shape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</table:table-row>
        <table:table-row table:style-name="Table5.2">
          <table:table-cell table:style-name="Table5.A2" table:number-rows-spanned="2" office:value-type="string">
            <text:p text:style-name="P46">Form 49 Continuation Sheet ______</text:p>
            <text:p text:style-name="P46">(Blank Continuation Sheet need not be lodged)</text:p>
            <text:p text:style-name="P46"/>
            <text:p text:style-name="P46"/>
            <text:p text:style-name="P47">Name of Company: </text:p>
            <text:p text:style-name="P48"/>
            <text:p text:style-name="P51">Company No:<text:tab/></text:p>
          </table:table-cell>
          <table:table-cell table:style-name="Table5.B2" office:value-type="string">
            <text:p text:style-name="Standard"/>
          </table:table-cell>
          <table:table-cell table:style-name="Table5.C2" office:value-type="string">
            <text:p text:style-name="P6">FORM</text:p>
            <text:p text:style-name="P15">49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Standard"/>
          </table:table-cell>
          <table:table-cell table:style-name="Table5.C3" office:value-type="string">
            <text:p text:style-name="P7">Folio No</text:p>
          </table:table-cell>
        </table:table-row>
      </table:table>
      <text:p text:style-name="P49"/>
      <text:p text:style-name="P18">The *particulars/changes of particulars are as follows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1426272320" text:continue-list="list2146198267" text:style-name="WWNum2">
              <text:list-item text:start-value="1">
                <text:p text:style-name="P38">Name</text:p>
              </text:list-item>
              <text:list-item>
                <text:p text:style-name="P40">Residential Address</text:p>
              </text:list-item>
            </text:list>
          </table:table-cell>
          <table:table-cell table:style-name="Table6.A1" office:value-type="string">
            <text:list xml:id="list1544548581" text:continue-numbering="true" text:style-name="WWNum2">
              <text:list-item>
                <text:p text:style-name="P41">NRIC/Passport No</text:p>
              </text:list-item>
              <text:list-item>
                <text:p text:style-name="P42">Nationality</text:p>
              </text:list-item>
              <text:list-item>
                <text:p text:style-name="P42">Occupation</text:p>
              </text:list-item>
            </text:list>
          </table:table-cell>
          <table:table-cell table:style-name="Table6.A1" office:value-type="string">
            <text:list xml:id="list461608525" text:continue-numbering="true" text:style-name="WWNum2">
              <text:list-item>
                <text:p text:style-name="P45"><text:span text:style-name="T14">Nature of Appointment/ Change/Cessation and </text:span><text:span text:style-name="T10">Effective Date</text:span></text:p>
              </text:list-item>
            </text:list>
            <text:p text:style-name="P21"><text:span text:style-name="T6">(For new companies, state </text:span><text:span text:style-name="T7">"Appointed with effect from </text:span><text:span text:style-name="T6">date of incorporation")</text:span></text:p>
          </table:table-cell>
        </table:table-row>
        <table:table-row table:style-name="Table6.2">
          <table:table-cell table:style-name="Table6.A2" office:value-type="string">
            <text:p text:style-name="P24"/>
          </table:table-cell>
          <table:table-cell table:style-name="Table6.B2" office:value-type="string">
            <text:p text:style-name="P4"/>
            <text:p text:style-name="P31"><text:s/></text:p>
          </table:table-cell>
          <table:table-cell table:style-name="Table6.A1" office:value-type="string">
            <text:p text:style-name="P4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2mm" fo:margin-bottom="5.06mm" fo:margin-left="24.54mm" fo:margin-right="23.41mm" style:writing-mode="lr-tb" style:layout-grid-color="#c0c0c0" style:layout-grid-lines="2779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2-22T15:06:15</dc:date>
    <dc:creator>phung11764 </dc:creator>
    <meta:editing-duration>PT23M13S</meta:editing-duration>
    <meta:editing-cycles>58</meta:editing-cycles>
    <meta:document-statistic meta:table-count="6" meta:image-count="0" meta:object-count="0" meta:page-count="2" meta:paragraph-count="66" meta:word-count="277" meta:character-count="2280" meta:non-whitespace-character-count="2062"/>
  </office:meta>
</office:document-meta>
</file>